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 fo:margin-left="0.484in">
        <style:tab-stops/>
      </style:paragraph-properties>
    </style:style>
    <style:style style:name="P2" style:parent-style-name="NoSpacing" style:family="paragraph">
      <style:paragraph-properties fo:text-indent="0.484in"/>
      <style:text-properties style:language-asian="en" style:country-asian="US"/>
    </style:style>
    <style:style style:name="P3" style:parent-style-name="NoSpacing" style:family="paragraph">
      <style:paragraph-properties fo:text-indent="0.484in"/>
      <style:text-properties style:language-asian="en" style:country-asian="US"/>
    </style:style>
    <style:style style:name="P4" style:parent-style-name="NoSpacing" style:family="paragraph">
      <style:paragraph-properties fo:text-indent="0.484in"/>
      <style:text-properties style:language-asian="en" style:country-asian="US"/>
    </style:style>
    <style:style style:name="P5" style:parent-style-name="NoSpacing" style:family="paragraph">
      <style:paragraph-properties fo:text-indent="0.484in"/>
      <style:text-properties style:language-asian="en" style:country-asian="US"/>
    </style:style>
    <style:style style:name="P6" style:parent-style-name="NoSpacing" style:family="paragraph">
      <style:paragraph-properties fo:text-indent="0.234in"/>
    </style:style>
    <style:style style:name="T7" style:parent-style-name="DefaultParagraphFont" style:family="text">
      <style:text-properties style:font-name-asian="TimesNewRomanPSMT" style:language-asian="ja" style:country-asian="JP"/>
    </style:style>
  </office:automatic-styles>
  <office:body>
    <office:text text:use-soft-page-breaks="true">
      <text:h text:style-name="P1" text:outline-level="1"><text:bookmark-start text:name="_Toc410372041"/>Wstęp<text:bookmark-end text:name="_Toc410372041"/></text:h>
      <text:p text:style-name="P2">Poniższa praca poświęcona będzie analizie problemów projektowania i implementacji mobilnych aplikacji biznesowych.<text:s/></text:p>
      <text:p text:style-name="P3">Na potrzeby pracy sformułowano definicję mobilnych aplikacji biznesowych. Zgodnie z tą definicją jest to oprogramowanie eksploatowane na urządzeniach mobilnych, umożliwiające wykonywanie różnych funkcji biznesowych, które przynoszą bezpośrednią lub pośrednią korzyść finansową klientowi. Są to np. takie aplikacje jak Allegro - umożliwiające kupno towaru, iPKO - do zarządzania swoim kontem bankowym, czy też Onet News, pozwalające na szybkie reagowanie dzięki uzyskanym informacjom.</text:p>
      <text:p text:style-name="P4">W pracy zdefiniowane zostaną reguły i zalecenia odnoszące się do projektowania i implementowania mobilnych aplikacji biznesowych. Ponadto celem pracy jest omówienie problemów związanych z projektowaniem oprogramowania mobilnego oraz zbadanie relacji pomiędzy systemem operacyjnym, pod kontrolą którego będzie działała aplikacja, a finalną postacią tej mobilnej aplikacji biznesowej.<text:s/></text:p>
      <text:p text:style-name="P5">Aby osiągnąć te cele, zostanie przeprowadzony przegląd mobilnych aplikacji biznesowych oraz ich analiza, która pozwoli wyznaczyć aktualne trendy i najlepsze rozwiązania z dziedziny projektowania biznesowych aplikacji mobilnych. Zostaną także przeprowadzone badania oceniające narzędzia do prototypowania, zarządzania bazami danych oraz budowania produktu.</text:p>
      <text:p text:style-name="P6"><text:span text:style-name="T7">Ostatnim etapem pracy będzie badanie poprawności i przydatności zaproponowanych reguł i zaleceń. W tym celu zostanie opracowana koncepcja struktury nawigacji oraz na jej podstawie implementacja wybranej mobilnej aplikacji biznesowej. Całość zostanie porównana do pierwowzoru zrealizowanego oprogramowania, które było tworzone bez znajomości wspomnianych reguł i zaleceń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 fo:margin-bottom="0in" fo:line-height="150%" fo:margin-left="0.234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6pt" style:font-size-asian="16pt" style:font-size-complex="12pt" fo:language="pl" fo:country="PL" style:language-asian="pl" style:country-asian="PL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6pt" style:font-size-asian="16pt" style:font-size-complex="12pt" fo:language="pl" fo:country="PL" style:language-asian="pl" style:country-asian="PL"/>
    </style:style>
    <style:style style:name="NoSpacing" style:display-name="No Spacing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l" fo:country="PL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orodysk</meta:initial-creator>
    <dc:creator>horodysk</dc:creator>
    <meta:creation-date>2015-01-30T08:23:00Z</meta:creation-date>
    <dc:date>2015-01-30T08:30:00Z</dc:date>
    <meta:print-date>2015-01-30T08:24:00Z</meta:print-date>
    <meta:template xlink:href="Normal.dotm" xlink:type="simple"/>
    <meta:editing-cycles>2</meta:editing-cycles>
    <meta:editing-duration>PT420S</meta:editing-duration>
    <meta:document-statistic meta:page-count="1" meta:paragraph-count="3" meta:word-count="256" meta:character-count="1714" meta:row-count="12" meta:non-whitespace-character-count="1461"/>
  </office:meta>
</office:document-meta>
</file>